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dobe Caslon Pro" svg:font-family="'Adobe Caslon Pro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dobe Caslon Pro" fo:font-size="13pt" style:font-name-asian="TimesNewRomanPSMT" style:font-size-asian="13pt" style:font-name-complex="TimesNewRomanPSMT" style:font-size-complex="13pt"/>
    </style:style>
    <style:style style:name="P2" style:family="paragraph" style:parent-style-name="Standard">
      <style:paragraph-properties fo:line-height="100%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dobe Caslon Pro" fo:font-size="80pt" style:font-name-asian="TimesNewRomanPSMT" style:font-size-asian="80pt" style:font-name-complex="TimesNewRomanPSMT" style:font-size-complex="80pt"/>
    </style:style>
    <style:style style:name="P3" style:family="paragraph" style:parent-style-name="Standard">
      <style:paragraph-properties fo:line-height="150%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dobe Caslon Pr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ellow Bench Polarity</text:p>
      <text:p text:style-name="P1"/>
      <text:p text:style-name="P1">A yellow city bench stretched a mile long holds two laughing occupants, and my attention.</text:p>
      <text:p text:style-name="P1">The smoke from your shared cigarette maneuvers its way around your loud, awkward jokes and I am instantly envious.</text:p>
      <text:p text:style-name="P1"/>
      <text:p text:style-name="P1">You are not the sad, strutting people that fill these mirrored spaces, </text:p>
      <text:p text:style-name="P1">light from each storefront window a spotlight</text:p>
      <text:p text:style-name="P1">for each lonely person</text:p>
      <text:p text:style-name="P1">who wants</text:p>
      <text:p text:style-name="P1">just once</text:p>
      <text:p text:style-name="P1">for someone to look them in the eyes</text:p>
      <text:p text:style-name="P1"/>
      <text:p text:style-name="P1">That’s all I want at least,</text:p>
      <text:p text:style-name="P1">but all the eyes I see </text:p>
      <text:p text:style-name="P1">repel me like similar magnets</text:p>
      <text:p text:style-name="P1">spurn the possibilities of contented contact</text:p>
      <text:p text:style-name="P1"/>
      <text:p text:style-name="P1">But you two, </text:p>
      <text:p text:style-name="P1">it seems you don’t even notice you’re looking into them</text:p>
      <text:p text:style-name="P1">That’s such a privilege, I just want you to know</text:p>
      <text:p text:style-name="P1">To find eyes of an opposite polarity</text:p>
      <text:p text:style-name="P3"><text:soft-page-break/>in this crowded, magnetic wor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dobe Caslon Pro" svg:font-family="'Adobe Caslon Pro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7T19:26:50</meta:creation-date>
    <dc:date>2009-07-26T10:12:06</dc:date>
    <meta:editing-duration>PT00H11M09S</meta:editing-duration>
    <meta:editing-cycles>5</meta:editing-cycles>
    <meta:generator>NeoOffice/3.0$Unix OpenOffice.org_project/Patch 5</meta:generator>
    <meta:print-date>2009-07-07T19:33:44</meta:print-date>
    <meta:document-statistic meta:table-count="0" meta:image-count="0" meta:object-count="0" meta:page-count="2" meta:paragraph-count="18" meta:word-count="130" meta:character-count="723"/>
  </office:meta>
</office:document-meta>
</file>